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0942c" officeooo:paragraph-rsid="000094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mplo 1:</text:p>
      <text:p text:style-name="P1"/>
      <text:p text:style-name="P1">Marta, de 23 años, es sorda de ambos oídos desde que nació. Como, desgraciadamente, nunca ha podido escuchar una canción y siempre ha deseado sentir la armonía de la música, FootVibes le dará la oportunidad de poder percibir el ritmo de la melodía que ella quiera, e incluso de componer su propia sinfoní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19-11-08T16:10:03.573000000</dc:date>
    <meta:editing-duration>PT9M</meta:editing-duration>
    <meta:editing-cycles>1</meta:editing-cycles>
    <meta:document-statistic meta:table-count="0" meta:image-count="0" meta:object-count="0" meta:page-count="1" meta:paragraph-count="2" meta:word-count="55" meta:character-count="316" meta:non-whitespace-character-count="263"/>
  </office:meta>
</office:document-meta>
</file>